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775in" table:align="margins"/>
    </style:style>
    <style:style style:name="Table1.A" style:family="table-column">
      <style:table-column-properties style:column-width="5.925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6">eProsima Dynamic Fast Buffers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../doc/pdf/DFB%20-%20User%20Manual.pdf">User Manual</text:a><text:span text:style-name="T1">. This document covers the basic and advance concepts of this product and it introduces you in its usage.</text:span></text:p>
      <text:p text:style-name="P7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../doc/pdf/DFB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.</text:span></text:p>
      <text:p text:style-name="P8"/>
      <text:p text:style-name="P6">Copyright © 2013 eProsima. All rights reserved.</text:p>
      <text:p text:style-name="P5">This copy of <text:span text:style-name="T7">eProsima Dynamic 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0T10:01:46.783250127</dc:date>
    <meta:editing-duration>PT34M26S</meta:editing-duration>
    <meta:editing-cycles>48</meta:editing-cycles>
    <meta:generator>LibreOffice/4.1.0.0.beta2$Linux_X86_64 LibreOffice_project/410$Build-0</meta:generator>
    <meta:document-statistic meta:table-count="1" meta:image-count="1" meta:object-count="0" meta:page-count="1" meta:paragraph-count="9" meta:word-count="137" meta:character-count="882" meta:non-whitespace-character-count="751"/>
  </office:meta>
</office:document-meta>
</file>